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025" officeooo:paragraph-rsid="0019e025"/>
    </style:style>
    <style:style style:name="P2" style:family="paragraph" style:parent-style-name="Standard">
      <style:text-properties officeooo:rsid="0019e025" officeooo:paragraph-rsid="0019e025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Heading_20_2">
      <style:text-properties officeooo:rsid="0019e025" officeooo:paragraph-rsid="0019e0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Historial</text:h>
      <text:p text:style-name="P3"><text:tab/>O United Pentecostal Church International (UPCI) é uma organização unicista Pentecostal com igrejas, pastores e membros de todo o mundo. Com raízes firmemente ancorados na Bíblia e uma visão para ministrar a comunidades ao redor do mundo, a UPCI abraça sua missão: "todo o evangelho a todo o mundo por toda a igreja" no Brasil "evangelho completo para o mundo inteiro". <text:tab/>A UPCI tem sido uma das igrejas que mais crescem desde que foi formada em 1945 pela fusão da Igreja Pentecostal Incorporated e as Assembléias Pentecostais de Jesus Cristo. A partir de 521 igrejas em 1945, a UPCI nos Estados Unidos e no Canadá cresceu para 4.459 igrejas (afilhando obras e pregando novos pontos) e 9,413 ministros em 2014. No mesmo ano, ele relatou obras em 201 países fora os EUA e Canadá com 34.491 igrejas e pontos de pregação, 21.485 ministros licenciados, 886 missionários, e um eleitorado de 2,4 milhões. O companheirismo internacional consiste de organizações nacionais que estão unidos como o Conselho Global da UPCI, que é presidido pelo superintendente geral da UPCI. Eleitorado total é estimada em 3 milhões. A UPCI emergiu do movimento pentecostal que começou com uma escola bíblica em Topeka, Kansas, em 1901 e com a Rua Azusa Revival em Los Angeles, Califórnia, em 1906. Ele traça as suas raízes organizacionais para 1916, quando um grande grupo Pentecostal de ministros começaram a se unir em torno do ensino da unicidade de Deus e batismo nas águas no nome de Jesus Cristo. A estrutura governamental da UPCI é basicamente congregacional em que as igrejas locais possuem auto-governo: a congregação elege o seu pastor e outros líderes, decide seu orçamento, estabelece a sua adesão, e conduz todos os negócios necessários. No brasil a UPCI adota a sigla IPUB "Igreja Pentecostal Unida do Brasil". no estado do Rio Grande do Sul hoje contamos com 64 igrejas e 104 ministros nossa meta até 2020 é uma igreja em cada cidade deste estado e na região metropolitana uma igreja em cada bairr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51:21.006062438</meta:creation-date>
    <dc:date>2019-05-09T01:33:53.575945195</dc:date>
    <meta:editing-duration>PT2H35M2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35" meta:character-count="1998" meta:non-whitespace-character-count="1663"/>
  </office:meta>
</office:document-meta>
</file>